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<text:a xlink:href="http://mlerman-lap/doc/files/ThisPC/clipAnchor/open-command-prompt-here.html" office:target-frame-name="_top" xlink:show="replace"><text:span text:style-name="Hyperlink">For off</text:span><text:bookmark-start text:name="_Hlt470075242"/><text:bookmark-start text:name="_Hlt470075243"/><text:span text:style-name="Hyperlink">i</text:span><text:bookmark-end text:name="_Hlt470075242"/><text:bookmark-end text:name="_Hlt470075243"/><text:span text:style-name="Hyperlink">ce use</text:span></text:a></text:p>
      <text:p text:style-name="Normal"><text:a xlink:href="http://mlerman-lap/doc/files/ThisPC/clipAnchor/open-command-prompt-here.html" office:target-frame-name="_top" xlink:show="replace"><text:span text:style-name="T2">For office use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chael Lerman</meta:initial-creator>
    <dc:creator>Michael Lerman</dc:creator>
    <meta:creation-date>2016-09-24T19:06:00Z</meta:creation-date>
    <dc:date>2016-12-21T17:21:00Z</dc:date>
    <meta:template xlink:href="Normal.dotm" xlink:type="simple"/>
    <meta:editing-cycles>2</meta:editing-cycles>
    <meta:editing-duration>PT300S</meta:editing-duration>
    <meta:document-statistic meta:page-count="1" meta:paragraph-count="1" meta:word-count="32" meta:character-count="215" meta:row-count="1" meta:non-whitespace-character-count="184"/>
  </office:meta>
</office:document-meta>
</file>